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37in"/>
    </style:style>
    <style:style style:name="co2" style:family="table-column">
      <style:table-column-properties fo:break-before="auto" style:column-width="2.6008in"/>
    </style:style>
    <style:style style:name="co3" style:family="table-column">
      <style:table-column-properties fo:break-before="auto" style:column-width="1.5665in"/>
    </style:style>
    <style:style style:name="co4" style:family="table-column">
      <style:table-column-properties fo:break-before="auto" style:column-width="1.599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Algorithms</text:p>
          </table:table-cell>
          <table:table-cell office:value-type="string" calcext:value-type="string">
            <text:p>Mean Average Precision</text:p>
          </table:table-cell>
          <table:table-cell office:value-type="string" calcext:value-type="string">
            <text:p>Root Mean Square Error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op Rec</text:p>
          </table:table-cell>
          <table:table-cell table:style-name="ce1" office:value-type="float" office:value="0.3894807962" calcext:value-type="float">
            <text:p>0.3894807962</text:p>
          </table:table-cell>
          <table:table-cell table:style-name="ce1" office:value-type="float" office:value="0.0767975714" calcext:value-type="float">
            <text:p>0.0767975714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ser-Based Collaborative Filtering NMF-Category <text:s/></text:p>
          </table:table-cell>
          <table:table-cell office:value-type="float" office:value="0.446507499295185" calcext:value-type="float">
            <text:p>0.4465074993</text:p>
          </table:table-cell>
          <table:table-cell office:value-type="float" office:value="0.0718316625676164" calcext:value-type="float">
            <text:p>0.0718316626</text:p>
          </table:table-cell>
          <table:table-cell table:number-columns-repeated="3"/>
          <table:table-cell table:style-name="ce1" office:value-type="string" calcext:value-type="string">
            <text:p/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-Based Collaborative Filtering Percent Demographic </text:p>
          </table:table-cell>
          <table:table-cell office:value-type="float" office:value="0.37857717001753" calcext:value-type="float">
            <text:p>0.37857717</text:p>
          </table:table-cell>
          <table:table-cell office:value-type="float" office:value="0.0764587752474459" calcext:value-type="float">
            <text:p>0.07645877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-Based Collaborative Filtering Geographic Locations</text:p>
          </table:table-cell>
          <table:table-cell office:value-type="float" office:value="0.290670131492058" calcext:value-type="float">
            <text:p>0.2906701315</text:p>
          </table:table-cell>
          <table:table-cell office:value-type="float" office:value="0.0788933679530158" calcext:value-type="float">
            <text:p>0.0788933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ent-Based Recommendations: Demographic Averages</text:p>
          </table:table-cell>
          <table:table-cell office:value-type="float" office:value="0.0338078300686644" calcext:value-type="float">
            <text:p>0.0338078301</text:p>
          </table:table-cell>
          <table:table-cell office:value-type="float" office:value="0.939663532161101" calcext:value-type="float">
            <text:p>0.939663532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ent-Based Recommendations: Geographic Location Averages</text:p>
          </table:table-cell>
          <table:table-cell office:value-type="float" office:value="0.00605575574379722" calcext:value-type="float">
            <text:p>0.0060557557</text:p>
          </table:table-cell>
          <table:table-cell office:value-type="float" office:value="3261.73127487471" calcext:value-type="float">
            <text:p>3261.731274874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ighted Least Alternating Squares: User Weights</text:p>
          </table:table-cell>
          <table:table-cell office:value-type="float" office:value="0.377656346848" calcext:value-type="float">
            <text:p>0.3776563468</text:p>
          </table:table-cell>
          <table:table-cell office:value-type="float" office:value="0.0839701160661" calcext:value-type="float">
            <text:p>0.083970116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sembler: 0+1+2+3</text:p>
          </table:table-cell>
          <table:table-cell office:value-type="float" office:value="0.416874328490462" calcext:value-type="float">
            <text:p>0.4168743285</text:p>
          </table:table-cell>
          <table:table-cell office:value-type="float" office:value="0.0711375945314079" calcext:value-type="float">
            <text:p>0.07113759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em-Based Collaborative Filtering Yelp Data</text:p>
          </table:table-cell>
          <table:table-cell table:number-columns-repeated="2" office:value-type="string" calcext:value-type="string">
            <text:p>TB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3:02:37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08:24:14.668000000</meta:creation-date>
    <dc:date>2015-05-05T13:49:04.848000000</dc:date>
    <meta:editing-duration>PT33M35S</meta:editing-duration>
    <meta:editing-cycles>2</meta:editing-cycles>
    <meta:generator>LibreOffice/4.3.5.2$Windows_x86 LibreOffice_project/3a87456aaa6a95c63eea1c1b3201acedf0751bd5</meta:generator>
    <meta:document-statistic meta:table-count="1" meta:cell-count="40" meta:object-count="0"/>
  </office:meta>
</office:document-meta>
</file>